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Comparator.equals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Comparator.compare( Boolean b1 , Boolean b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Comparator.getTrueFirs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getBooleanComparator( boolean trueFir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sortsTrue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getFalseFirs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compare( Object obj1 , Object obj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BooleanComparator( boolean true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Boolean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mparato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